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0cdf9c" officeooo:paragraph-rsid="000cdf9c"/>
    </style:style>
    <style:style style:name="P2" style:family="paragraph" style:parent-style-name="Standard">
      <style:text-properties officeooo:rsid="000d723c" officeooo:paragraph-rsid="000d723c"/>
    </style:style>
    <style:style style:name="P3" style:family="paragraph" style:parent-style-name="Standard">
      <style:text-properties fo:font-weight="bold" officeooo:rsid="000d723c" officeooo:paragraph-rsid="000d723c" style:font-weight-asian="bold" style:font-weight-complex="bold"/>
    </style:style>
    <style:style style:name="P4" style:family="paragraph" style:parent-style-name="Standard">
      <style:text-properties fo:font-weight="normal" officeooo:rsid="000d723c" officeooo:paragraph-rsid="000d723c" style:font-weight-asian="normal" style:font-weight-complex="normal"/>
    </style:style>
    <style:style style:name="P5" style:family="paragraph" style:parent-style-name="Standard">
      <style:text-properties fo:font-weight="normal" officeooo:rsid="000d91b0" officeooo:paragraph-rsid="000d91b0" style:font-weight-asian="normal" style:font-weight-complex="normal"/>
    </style:style>
    <style:style style:name="P6" style:family="paragraph" style:parent-style-name="Standard">
      <style:text-properties fo:font-weight="normal" officeooo:rsid="00103232" officeooo:paragraph-rsid="00103232" style:font-weight-asian="normal" style:font-weight-complex="normal"/>
    </style:style>
    <style:style style:name="P7" style:family="paragraph" style:parent-style-name="Standard">
      <style:text-properties fo:font-weight="normal" officeooo:rsid="00150876" officeooo:paragraph-rsid="00150876" style:font-weight-asian="normal" style:font-weight-complex="normal"/>
    </style:style>
    <style:style style:name="P8" style:family="paragraph" style:parent-style-name="Standard">
      <style:text-properties fo:font-weight="bold" officeooo:rsid="00115abe" officeooo:paragraph-rsid="00115abe" style:font-weight-asian="bold" style:font-weight-complex="bold"/>
    </style:style>
    <style:style style:name="P9" style:family="paragraph" style:parent-style-name="Standard">
      <style:text-properties fo:font-weight="bold" officeooo:rsid="00119d4b" officeooo:paragraph-rsid="00119d4b" style:font-weight-asian="bold" style:font-weight-complex="bold"/>
    </style:style>
    <style:style style:name="P10" style:family="paragraph" style:parent-style-name="Standard">
      <style:text-properties fo:font-weight="bold" officeooo:rsid="0014d8a7" officeooo:paragraph-rsid="0014d8a7" style:font-weight-asian="bold" style:font-weight-complex="bold"/>
    </style:style>
    <style:style style:name="P11" style:family="paragraph" style:parent-style-name="Standard">
      <style:text-properties style:text-underline-style="none" fo:font-weight="normal" officeooo:rsid="00154171" officeooo:paragraph-rsid="00154171" style:font-weight-asian="normal" style:font-weight-complex="normal"/>
    </style:style>
    <style:style style:name="T1" style:family="text">
      <style:text-properties officeooo:rsid="0012f7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me schooling</text:p>
      <text:p text:style-name="P1">Otonomi dari orang tua</text:p>
      <text:p text:style-name="P1">Target dari keluarga sendiri yang menentukan</text:p>
      <text:p text:style-name="P1">Misal projek tentang tumbuhan, bisa dengan mengamati.</text:p>
      <text:p text:style-name="P1">Projek membuat buku, tidak selesai hari ini, bisa di-extend. Karena otonomi ada di kita.</text:p>
      <text:p text:style-name="P1"/>
      <text:p text:style-name="P1">Tenang, substansi2 apa yg penting bagi anak, sesuaikan kondisi keluarga dan anak, timbang dan putuskan</text:p>
      <text:p text:style-name="P1"/>
      <text:p text:style-name="P2">Memanfaatkan keseharian.</text:p>
      <text:p text:style-name="P2">Belajar dari keseharian. Pekerjaan2 rumah. Lifeskill. Keterampilan hidup. Sejak kecil bertanggung jawab terhadap dirinya.</text:p>
      <text:p text:style-name="P2">Tim untuk merapikan rumah/kamar.</text:p>
      <text:p text:style-name="P2">Ke dapur, bisa bikin makanan sendiri.</text:p>
      <text:p text:style-name="P2">Belajar di taman, percobaan.</text:p>
      <text:p text:style-name="P2"/>
      <text:p text:style-name="P2">Memanfaatkan teknologi / aplikasi / materi – materi online / bukan zoom / kelas2 online.</text:p>
      <text:p text:style-name="P2"/>
      <text:p text:style-name="P2">Self regulated learner.</text:p>
      <text:p text:style-name="P2"/>
      <text:p text:style-name="P3">Anak tidak diajari, tapi diajari belajar.</text:p>
      <text:p text:style-name="P3"/>
      <text:p text:style-name="P4">Libatkan anak dalam komunitas.</text:p>
      <text:p text:style-name="P4"/>
      <text:p text:style-name="P4">Belajar skill bukan pelajaran.</text:p>
      <text:p text:style-name="P4"/>
      <text:p text:style-name="P4">Pelajari kekuatan anak di bagian apa atau apa?</text:p>
      <text:p text:style-name="P4"/>
      <text:p text:style-name="P4">Minat utama anak?</text:p>
      <text:p text:style-name="P4"/>
      <text:p text:style-name="P4">Stimulasi.</text:p>
      <text:p text:style-name="P4"/>
      <text:p text:style-name="P5">Ada anak yang abroad/ luas bidangnya dan ada yang sempit &amp; mendalam.</text:p>
      <text:p text:style-name="P5"/>
      <text:p text:style-name="P6">Bit.ly/CekPKBM</text:p>
      <text:p text:style-name="P6"/>
      <text:p text:style-name="P8">Titik awal bukan mencari standar tapi visi pendidikan keluarga.</text:p>
      <text:p text:style-name="P8"/>
      <text:p text:style-name="P9">Pkbm alat dpt ijazzah, proses pembelajaran di keluarga.</text:p>
      <text:p text:style-name="P9"/>
      <text:p text:style-name="P9">VISI KELUARGA : MENGHASILKAN KARYA DARI SKILL <text:span text:style-name="T1">YANG DIMILIKI, BERAKHLAKUL KARIMAH, BERAQIDAH SALAF.</text:span></text:p>
      <text:p text:style-name="P9"/>
      <text:p text:style-name="P10">Project based learning → diakhiri dengan presentasi hasil.</text:p>
      <text:p text:style-name="P10"/>
      <text:p text:style-name="P7">Anak bebas icip-icip? Tidak. Tetap ada rutinitas dan terjadwal icip-icipnya. Sesuai kesepakatan. Misal sampai 3 bulan atau sampai menghasilkan sesuatu.</text:p>
      <text:p text:style-name="P7"/>
      <text:p text:style-name="P11">Mencari PKBM di tahun ajaran baru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fta Nur Farid</meta:initial-creator>
    <meta:creation-date>2021-05-16T14:08:56.519301006</meta:creation-date>
    <dc:date>2021-05-16T16:08:15.693172018</dc:date>
    <dc:creator>Mifta Nur Farid</dc:creator>
    <meta:editing-duration>PT54M52S</meta:editing-duration>
    <meta:editing-cycles>7</meta:editing-cycles>
    <meta:generator>LibreOffice/7.0.5.2$Linux_X86_64 LibreOffice_project/00$Build-2</meta:generator>
    <meta:document-statistic meta:table-count="0" meta:image-count="0" meta:object-count="0" meta:page-count="1" meta:paragraph-count="27" meta:word-count="198" meta:character-count="1391" meta:non-whitespace-character-count="1219"/>
  </office:meta>
</office:document-meta>
</file>